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4000003D6A9CE1A5782446F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8.2701in" svg:height="5.8173in" draw:z-index="0"><draw:image xlink:href="Pictures/1000000100000574000003D6A9CE1A5782446FD3.png" xlink:type="simple" xlink:show="embed" xlink:actuate="onLoad" draw:mime-type="image/png"/></draw:frame><draw:frame draw:style-name="fr1" draw:name="Image2" text:anchor-type="char" svg:x="0in" svg:y="5.8728in" svg:width="8.2701in" svg:height="5.8173in" draw:z-index="1"><draw:image xlink:href="Pictures/1000000100000574000003D6A9CE1A5782446F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6:32:01.384174779</meta:creation-date>
    <dc:date>2024-03-07T16:33:39.952101717</dc:date>
    <meta:editing-duration>PT1M3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